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a9c" officeooo:paragraph-rsid="0013ca9c"/>
    </style:style>
    <style:style style:name="P2" style:family="paragraph" style:parent-style-name="Text_20_body">
      <style:text-properties officeooo:rsid="0013ca9c" officeooo:paragraph-rsid="0013ca9c"/>
    </style:style>
    <style:style style:name="P3" style:family="paragraph" style:parent-style-name="Text_20_body">
      <style:text-properties officeooo:rsid="00159e6b" officeooo:paragraph-rsid="00159e6b"/>
    </style:style>
    <style:style style:name="P4" style:family="paragraph" style:parent-style-name="Text_20_body">
      <style:text-properties officeooo:rsid="00162f52" officeooo:paragraph-rsid="00162f52"/>
    </style:style>
    <style:style style:name="T1" style:family="text">
      <style:text-properties officeooo:rsid="00159e6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6b610"/>
    </style:style>
    <style:style style:name="T4" style:family="text">
      <style:text-properties style:text-underline-style="solid" style:text-underline-width="auto" style:text-underline-color="font-color" officeooo:rsid="00178c4d"/>
    </style:style>
    <style:style style:name="T5" style:family="text">
      <style:text-properties officeooo:rsid="0016b610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78c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mana 8:</text:p>
      <text:p text:style-name="P2">Pruebas 1KB:</text:p>
      <text:p text:style-name="P4">Selective repeat → 0.0017457008361816406 <text:span text:style-name="T5">secs</text:span></text:p>
      <text:p text:style-name="P4">Go-Back-N → <text:span text:style-name="T7">0.0017168521881103516 secs</text:span></text:p>
      <text:p text:style-name="P2">Pruebas <text:span text:style-name="T1">menos de </text:span>200 Bytes:</text:p>
      <text:p text:style-name="P3">Selective repeat → 0.0004980564117431641 secs</text:p>
      <text:p text:style-name="P3">Go-Back-N → 0.00020456314086914062 sec<text:span text:style-name="T5">s</text:span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0:59:13.471890657</meta:creation-date>
    <dc:date>2022-05-20T12:00:07.207286537</dc:date>
    <meta:editing-duration>PT10M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7" meta:word-count="27" meta:character-count="215" meta:non-whitespace-character-count="195"/>
  </office:meta>
</office:document-meta>
</file>